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126d" officeooo:paragraph-rsid="0005126d" style:font-weight-asian="bold" style:font-weight-complex="bold"/>
    </style:style>
    <style:style style:name="P2" style:family="paragraph" style:parent-style-name="Standard">
      <style:text-properties fo:font-weight="normal" officeooo:rsid="0006a66f" officeooo:paragraph-rsid="0006a66f" style:font-weight-asian="normal" style:font-weight-complex="normal"/>
    </style:style>
    <style:style style:name="P3" style:family="paragraph" style:parent-style-name="Standard">
      <style:text-properties fo:font-weight="normal" officeooo:rsid="0006a66f" officeooo:paragraph-rsid="0009632d" style:font-weight-asian="normal" style:font-weight-complex="normal"/>
    </style:style>
    <style:style style:name="P4" style:family="paragraph" style:parent-style-name="Standard">
      <style:text-properties fo:color="#000000" loext:opacity="100%" fo:font-weight="bold" officeooo:rsid="000763a6" officeooo:paragraph-rsid="0005126d" style:font-weight-asian="bold" style:font-weight-complex="bold"/>
    </style:style>
    <style:style style:name="P5" style:family="paragraph" style:parent-style-name="Standard">
      <style:text-properties officeooo:rsid="0006a66f" officeooo:paragraph-rsid="00194c1b"/>
    </style:style>
    <style:style style:name="P6" style:family="paragraph" style:parent-style-name="Standard">
      <style:text-properties officeooo:rsid="0005126d" officeooo:paragraph-rsid="00161e37"/>
    </style:style>
    <style:style style:name="P7" style:family="paragraph" style:parent-style-name="Standard">
      <style:text-properties officeooo:rsid="0005126d" officeooo:paragraph-rsid="00194c1b"/>
    </style:style>
    <style:style style:name="P8" style:family="paragraph" style:parent-style-name="Standard">
      <style:text-properties officeooo:rsid="0005126d" officeooo:paragraph-rsid="00198a63"/>
    </style:style>
    <style:style style:name="P9" style:family="paragraph" style:parent-style-name="Standard">
      <style:text-properties fo:font-weight="bold" officeooo:rsid="0005126d" officeooo:paragraph-rsid="0005126d" style:font-weight-asian="bold" style:font-weight-complex="bold"/>
    </style:style>
    <style:style style:name="P10" style:family="paragraph" style:parent-style-name="Standard">
      <style:text-properties fo:font-weight="bold" officeooo:rsid="00194c1b" officeooo:paragraph-rsid="00194c1b" style:font-weight-asian="bold" style:font-weight-complex="bold"/>
    </style:style>
    <style:style style:name="P11" style:family="paragraph" style:parent-style-name="Standard">
      <style:text-properties fo:font-weight="normal" officeooo:rsid="00198a63" officeooo:paragraph-rsid="00198a63" style:font-weight-asian="normal" style:font-weight-complex="normal"/>
    </style:style>
    <style:style style:name="T1" style:family="text">
      <style:text-properties officeooo:rsid="0005126d"/>
    </style:style>
    <style:style style:name="T2" style:family="text">
      <style:text-properties officeooo:rsid="0006a66f"/>
    </style:style>
    <style:style style:name="T3" style:family="text">
      <style:text-properties officeooo:rsid="0009632d"/>
    </style:style>
    <style:style style:name="T4" style:family="text">
      <style:text-properties officeooo:rsid="000dbcc5"/>
    </style:style>
    <style:style style:name="T5" style:family="text">
      <style:text-properties officeooo:rsid="000f491c"/>
    </style:style>
    <style:style style:name="T6" style:family="text">
      <style:text-properties officeooo:rsid="001239b9"/>
    </style:style>
    <style:style style:name="T7" style:family="text">
      <style:text-properties officeooo:rsid="001483c1"/>
    </style:style>
    <style:style style:name="T8" style:family="text">
      <style:text-properties officeooo:rsid="00194c1b"/>
    </style:style>
    <style:style style:name="T9" style:family="text">
      <style:text-properties officeooo:rsid="00198a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Home</text:p>
      <text:p text:style-name="P6"><text:line-break/>I am a <text:span text:style-name="T9">social scientist specialized </text:span>in Active Travel and Road Safety. </text:p>
      <text:p text:style-name="P7"/>
      <text:p text:style-name="P8">My profile is interdisciplinary. I have degrees in law, environmental management, transport planning, and data analytics. I have experience in both academia and industry. </text:p>
      <text:p text:style-name="P8"/>
      <text:p text:style-name="P8">Between 2005 and 2015, I was a transport planner in a leading transport consultancy firm in Barcelona (Spain). There, I worked on a multidisciplinary team and conducted studies on sustainable transport, active travel, and road safety. </text:p>
      <text:p text:style-name="P8"/>
      <text:p text:style-name="P8">Between 2017 and 2021, I did a PhD in Data Analytics and Society at Leeds Institute for Data Analytics, University of Leeds. </text:p>
      <text:p text:style-name="P8"/>
      <text:p text:style-name="P8"><text:span text:style-name="T8">Between 2022 and 2024 I have </text:span>work<text:span text:style-name="T8">ed</text:span> <text:span text:style-name="T8">as a research Fellow</text:span> at the Institute for Transport Studies (ITS), University of Leeds<text:span text:style-name="T8">. There I worked </text:span><text:span text:style-name="T2">with Robin Lovelace </text:span><text:span text:style-name="T7">(and colleagues from the University of Sheffield)</text:span><text:span text:style-name="T2"> on a project called SATURN </text:span><text:span text:style-name="T7">on </text:span><text:span text:style-name="T2">the effect of road lighting in active travel </text:span>uptake and safety on several projects focused on transport behaviour change (uptake of active modes in particular) and road traffic safety.</text:p>
      <text:p text:style-name="P6"/>
      <text:p text:style-name="P3">The methods I use are <text:span text:style-name="T5">(basically) </text:span><text:span text:style-name="T7">are </text:span>statistical modelling <text:span text:style-name="T3">and </text:span>spatial analysis using R programming.</text:p>
      <text:p text:style-name="P2"/>
      <text:p text:style-name="P2">My interests are cycling, active travel, transport and health, and transport inequalities.</text:p>
      <text:p text:style-name="P1"/>
      <text:p text:style-name="P10">Research</text:p>
      <text:p text:style-name="P10"/>
      <text:p text:style-name="P11">PhD</text:p>
      <text:p text:style-name="P11"/>
      <text:p text:style-name="P11">SATURN</text:p>
      <text:p text:style-name="P11"/>
      <text:p text:style-name="P11">CRUSE</text:p>
      <text:p text:style-name="P10"/>
      <text:p text:style-name="P10">Publications</text:p>
      <text:p text:style-name="P10"/>
      <text:p text:style-name="P11">Currently working on</text:p>
      <text:p text:style-name="P10"/>
      <text:p text:style-name="P10">Slides/Presentation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ugeni Vidal Tortosa</meta:initial-creator>
    <meta:creation-date>2023-09-11T14:10:53.604010584</meta:creation-date>
    <dc:date>2024-04-29T10:20:36.713257294</dc:date>
    <dc:creator>Eugeni Vidal Tortosa</dc:creator>
    <meta:editing-duration>P1DT5H2M35S</meta:editing-duration>
    <meta:editing-cycles>17</meta:editing-cycles>
    <meta:generator>LibreOffice/7.6.6.3$Linux_X86_64 LibreOffice_project/60$Build-3</meta:generator>
    <meta:document-statistic meta:table-count="0" meta:image-count="0" meta:object-count="0" meta:page-count="1" meta:paragraph-count="15" meta:word-count="200" meta:character-count="1294" meta:non-whitespace-character-count="1104"/>
  </office:meta>
</office:document-meta>
</file>